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tab/>Overall, “The Battle Over Citizen Kane” was an interesting, informative and abundant documentary. As far as documentaries are concerned it was pretty standard of a channel like PBS. There were plenty of talking heads (some of the figures themselves, most of associated individuals) but there was also a balanced mix of film footage and still picture slides.</text:p>
      <text:p text:style-name="Standard"/>
      <text:p text:style-name="Standard"><text:tab/>The first thing that I really liked about this documentary was the predominant element of parallel storytelling. Especially in the beginning third, it was cool to see the parallels (and contrasts, in many cases) between the young lives of Welles and Hearst. The director of the documentary did a good job using these parallel threads, throughout, to keep the viewer entertained. It seemed as though, just when I was starting to get slightly bored with a thread they would switch to a new one, toggling between the lives of Welles and Hearst, as related by “Citizen Kane.”</text:p>
      <text:p text:style-name="Standard"/>
      <text:p text:style-name="Standard"><text:tab/>The second element of storytelling that I really liked (this one for its entertainment value) was the interweaving of scenes from “Citizen Kane” over the lives of Welles and Hearst's mistress in order to show the blatant contrast in personalities. By this I mean, the documentary used scenes of fictional Kane to be the theatric personification of Welles' non-fictional character, though, ironically perhaps, Kane was meant to parody/personify Hearst. In the case of Hearst's mistress (I don't remember her name, and when I write these I like to go from memory) the opposite is true – the real life character was described as being very different from the character Welles conveys in “Citizen Kane.”</text:p>
      <text:p text:style-name="Standard"/>
      <text:p text:style-name="Standard"><text:tab/>In conclusion, I am learning more and more that I enjoy watching documentaries. This documentary, perhaps riding off of the quality of “Citizen Kane,” was quite entertaining and informative. I had heard of neither Hearst nor Welles before watching it and I feel as though I have gained some understanding as to their characters. Perhaps the most humorous (if not sad) component in the story of Hearst and Welles is the destruction of Welles by Hearst as Welles seems to assume the character of the parody he is enact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ichael Gilliland</meta:initial-creator>
    <meta:creation-date>2013-03-25T07:54:22</meta:creation-date>
    <dc:date>2013-04-08T21:42:28</dc:date>
    <dc:creator>Michael Gilliland</dc:creator>
    <meta:editing-duration>PT1H11M31S</meta:editing-duration>
    <meta:editing-cycles>13</meta:editing-cycles>
    <meta:generator>LibreOffice/3.5$Linux_x86 LibreOffice_project/350m1$Build-2</meta:generator>
    <meta:document-statistic meta:table-count="0" meta:image-count="0" meta:object-count="0" meta:page-count="1" meta:paragraph-count="4" meta:word-count="357" meta:character-count="2151" meta:non-whitespace-character-count="1794"/>
  </office:meta>
</office:document-meta>
</file>